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00%" fo:orphans="0" fo:text-indent="0in" style:auto-text-indent="false" style:writing-mode="lr-tb"/>
      <style:text-properties officeooo:paragraph-rsid="001e3179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00%" fo:orphans="0" fo:text-indent="0in" style:auto-text-indent="false" style:writing-mode="lr-tb"/>
      <style:text-properties officeooo:paragraph-rsid="001f95ce"/>
    </style:style>
    <style:style style:name="T1" style:family="text">
      <style:text-properties style:font-name="sans-serif" fo:font-size="11.25pt" loext:padding="0in" loext:border="none"/>
    </style:style>
    <style:style style:name="T2" style:family="text">
      <style:text-properties style:font-name="sans-serif" fo:font-size="11.25pt" officeooo:rsid="001b8f04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fo:font-variant="normal" fo:text-transform="none" style:font-name="sans-serif" fo:font-size="11.25pt" fo:letter-spacing="normal" loext:padding="0in" loext:border="none"/>
    </style:style>
    <style:style style:name="T5" style:family="text">
      <style:text-properties fo:font-variant="normal" fo:text-transform="none" style:font-name="sans-serif" fo:font-size="11.25pt" fo:letter-spacing="normal" fo:font-style="normal" fo:font-weight="normal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char" svg:x="0in" svg:width="7.9791in" draw:z-index="0"><draw:text-box fo:min-height="10.3228in"><text:p text:style-name="P2"><text:span text:style-name="T2">I</text:span><text:span text:style-name="T1">NFIX EXPRESSION</text:span><text:span text:style-name="T3"> <text:tab/><text:tab/><text:tab/><text:tab/><text:tab/><text:tab/><text:tab/><text:tab/><text:tab/><text:tab/></text:span><text:span text:style-name="T1">POSTFIX EXPRESSION</text:span><text:line-break/><text:span text:style-name="T1">A + B – C<text:tab/><text:tab/><text:tab/><text:tab/><text:tab/><text:tab/></text:span><text:bookmark text:name="postfix"/><text:span text:style-name="T1">AB+C+</text:span><text:line-break/><text:span text:style-name="T1">A * B / C<text:tab/><text:tab/><text:tab/><text:tab/><text:tab/><text:tab/>A * B / C<text:tab/><text:tab/><text:tab/><text:tab/><text:tab/></text:span><text:line-break/><text:span text:style-name="T1">A + B * C<text:tab/><text:tab/><text:tab/><text:tab/><text:tab/><text:tab/></text:span><text:bookmark text:name="postfix1"/><text:span text:style-name="T1">A B C*+</text:span><text:line-break/><text:span text:style-name="T1">A * B + C<text:tab/><text:tab/><text:tab/><text:tab/><text:tab/><text:tab/></text:span><text:bookmark text:name="postfix2"/><text:span text:style-name="T1">A B * C+</text:span><text:line-break/><text:span text:style-name="T1">A * (B + C)<text:tab/><text:tab/><text:tab/><text:tab/><text:tab/><text:tab/></text:span><text:bookmark text:name="postfix3"/><text:span text:style-name="T1">A B C+*</text:span><text:line-break/><text:span text:style-name="T1">A * B + C * D<text:tab/><text:tab/><text:tab/><text:tab/><text:tab/></text:span><text:bookmark text:name="postfix4"/><text:span text:style-name="T1">A B * C D*+</text:span><text:line-break/><text:span text:style-name="T1">(A + B) * (C – D)<text:tab/><text:tab/><text:tab/><text:tab/><text:tab/></text:span><text:bookmark text:name="postfix5"/><text:span text:style-name="T1">A B+ C – D*</text:span><text:line-break/><text:span text:style-name="T1">((A + B) * C) – D<text:tab/><text:tab/><text:tab/><text:tab/><text:tab/></text:span><text:bookmark text:name="postfix6"/><text:span text:style-name="T1">A B+ C* – D</text:span><text:line-break/><text:span text:style-name="T1">A + B * (C – D / (E + F))<text:tab/><text:tab/><text:tab/><text:tab/></text:span><text:bookmark text:name="postfix7"/><text:span text:style-name="T1">A B C – D E F+/*+</text:span></text:p><text:p text:style-name="P2"/><text:p text:style-name="P1"/><text:p text:style-name="P1"/></draw:text-box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1:28:03.476225470</meta:creation-date>
    <dc:date>2023-09-25T02:16:24.214970682</dc:date>
    <meta:editing-duration>PT48M1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" meta:word-count="92" meta:character-count="313" meta:non-whitespace-character-count="160"/>
  </office:meta>
</office:document-meta>
</file>